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836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169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30)">
            <text:p>sn(13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46">
            <text:p>46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/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9999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9999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9999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9999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7:47:34.97">
            <text:p>2019/9/13 17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te-9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te-9a</text:p>
          </table:table-cell>
          <table:table-cell table:style-name="ce17" office:value-type="string">
            <text:p>teq=3-str-slide,span=2-flet,R=1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rs-2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rs-2;v-2</text:p>
          </table:table-cell>
          <table:table-cell table:style-name="ce17" office:value-type="string">
            <text:p>R=2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17" table:number-columns-repeated="3"/>
          <table:table-cell table:number-columns-repeated="1014"/>
        </table:table-row>
        <table:table-row table:style-name="ro6" table:number-rows-repeated="4">
          <table:table-cell table:number-columns-repeated="1021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84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185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88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89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90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104837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1cm" draw:caption-point-x="-0.672cm" draw:caption-point-y="0.318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9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7:47:35.05">
            <text:p>2019/9/13 17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0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7:47:34.86">
            <text:p>2019/9/13 17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53" table:contains-header="false">
          <table:sort>
            <table:sort-by table:field-number="7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6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6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2019/09/13</text:date>, <text:time>17:4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3T17:47:34.79</dc:date>
    <dc:creator>iwabuchi ken</dc:creator>
    <meta:editing-duration>PT18H51M41S</meta:editing-duration>
    <meta:editing-cycles>137</meta:editing-cycles>
    <meta:generator>OpenOffice/4.1.3$Win32 OpenOffice.org_project/413m1$Build-9783</meta:generator>
    <meta:document-statistic meta:table-count="3" meta:cell-count="2051" meta:object-count="0"/>
    <meta:user-defined meta:name="sheets-banding"/>
    <meta:user-defined meta:name="sheets-original-selection"/>
  </office:meta>
</office:document-meta>
</file>